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300000205D650A4E2D7D6A732.png" manifest:media-type="image/png"/>
  <manifest:file-entry manifest:full-path="Pictures/1000000100000283000002057848924FE35F823E.png" manifest:media-type="image/png"/>
  <manifest:file-entry manifest:full-path="Pictures/100000010000028300000205C714BCC2B16F1733.png" manifest:media-type="image/png"/>
  <manifest:file-entry manifest:full-path="Pictures/100000000000064000000640B16BFE938B4549F7.png" manifest:media-type="image/png"/>
  <manifest:file-entry manifest:full-path="Pictures/1000000000000280000001AB544459F6D891FACE.png" manifest:media-type="image/png"/>
  <manifest:file-entry manifest:full-path="Pictures/100000000000012C0000012CD54E7026A45DC83A.png" manifest:media-type="image/png"/>
  <manifest:file-entry manifest:full-path="Pictures/1000000100000283000002051EE972F9234B7551.png" manifest:media-type="image/png"/>
  <manifest:file-entry manifest:full-path="Pictures/1000000100000200000002000539382C9F12ACE0.png" manifest:media-type="image/png"/>
  <manifest:file-entry manifest:full-path="Pictures/1000000000000492000001EC0C61FCF49B7FD33A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1cm"/>
      <style:paragraph-properties style:writing-mode="lr-tb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688cm"/>
    </style:style>
    <style:style style:name="gr5" style:family="graphic" style:parent-style-name="standard">
      <style:graphic-properties draw:stroke="none" draw:fill="none" fo:min-height="1.25cm"/>
      <style:paragraph-properties style:writing-mode="lr-tb"/>
    </style:style>
    <style:style style:name="pr1" style:family="presentation" style:parent-style-name="Right_20_Bar_20_White-title">
      <style:graphic-properties draw:auto-grow-height="true" fo:min-height="4.505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style:text-position="0% 100%"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style:text-position="0% 100%" fo:font-size="10pt" style:font-size-asian="10pt" style:font-size-complex="10pt"/>
    </style:style>
    <style:style style:name="T1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White" presentation:presentation-page-layout-name="AL1T0">
        <office:forms form:automatic-focus="false" form:apply-design-mode="false"/>
        <draw:frame presentation:style-name="pr1" draw:layer="layout" svg:width="24.223cm" svg:height="4.505cm" svg:x="1.777cm" svg:y="4.995cm" presentation:class="title" presentation:user-transformed="true">
          <draw:text-box>
            <text:p>5조 - 사람 인식 및 상체 크<text:line-break/>고의근 , 김동현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1T0">
        <office:forms form:automatic-focus="false" form:apply-design-mode="false"/>
        <draw:frame draw:style-name="gr2" draw:text-style-name="P2" draw:layer="layout" svg:width="0.502cm" svg:height="0.76cm" svg:x="13.89cm" svg:y="7.467cm">
          <draw:text-box>
            <text:p/>
          </draw:text-box>
        </draw:frame>
        <presentation:notes draw:style-name="dp1">
          <draw:page-thumbnail draw:style-name="gr1" draw:layer="layout" svg:width="19.797cm" svg:height="11.136cm" svg:x="0.601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1T0">
        <office:forms form:automatic-focus="false" form:apply-design-mode="false"/>
        <draw:frame draw:style-name="gr3" draw:text-style-name="P4" draw:layer="layout" svg:width="12.499cm" svg:height="8cm" svg:x="2cm" svg:y="4cm">
          <draw:image xlink:href="Pictures/1000000000000492000001EC0C61FCF49B7FD33A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0.76cm" svg:x="13.89cm" svg:y="7.467cm">
          <draw:text-box>
            <text:p text:style-name="P5"/>
          </draw:text-box>
        </draw:frame>
        <draw:frame draw:style-name="gr3" draw:text-style-name="P4" draw:layer="layout" svg:width="11cm" svg:height="7.937cm" svg:x="16cm" svg:y="3.878cm">
          <draw:image xlink:href="Pictures/100000000000012C0000012CD54E7026A45DC8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7cm" svg:height="11.136cm" svg:x="0.601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1T0">
        <office:forms form:automatic-focus="false" form:apply-design-mode="false"/>
        <draw:frame draw:style-name="gr3" draw:text-style-name="P4" draw:layer="layout" svg:width="5.515cm" svg:height="5.515cm" svg:x="1.5cm" svg:y="5cm">
          <draw:image xlink:href="Pictures/100000000000064000000640B16BFE938B4549F7.png" xlink:type="simple" xlink:show="embed" xlink:actuate="onLoad" draw:mime-type="image/png">
            <text:p/>
          </draw:image>
        </draw:frame>
        <draw:custom-shape draw:style-name="gr4" draw:text-style-name="P4" draw:layer="layout" svg:width="2.5cm" svg:height="2cm" svg:x="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5.132cm" svg:height="5.132cm" svg:x="11.368cm" svg:y="5cm">
          <draw:image xlink:href="Pictures/1000000100000200000002000539382C9F12ACE0.png" xlink:type="simple" xlink:show="embed" xlink:actuate="onLoad" draw:mime-type="image/png">
            <text:p/>
          </draw:image>
        </draw:frame>
        <draw:frame draw:style-name="gr3" draw:text-style-name="P4" draw:layer="layout" svg:width="5cm" svg:height="6.057cm" svg:x="20.5cm" svg:y="4.5cm">
          <draw:image xlink:href="Pictures/1000000000000280000001AB544459F6D891FACE.png" xlink:type="simple" xlink:show="embed" xlink:actuate="onLoad" draw:mime-type="image/png">
            <text:p/>
          </draw:image>
        </draw:frame>
        <draw:custom-shape draw:style-name="gr4" draw:text-style-name="P4" draw:layer="layout" svg:width="2.5cm" svg:height="2cm" svg:x="17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1T0">
        <office:forms form:automatic-focus="false" form:apply-design-mode="false"/>
        <draw:frame draw:style-name="gr3" draw:text-style-name="P4" draw:layer="layout" svg:width="12.512cm" svg:height="11.178cm" svg:x="1cm" svg:y="2.322cm">
          <draw:image xlink:href="Pictures/100000010000028300000205C714BCC2B16F1733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10.905cm" svg:x="15cm" svg:y="2.595cm">
          <draw:image xlink:href="Pictures/1000000100000283000002051EE972F9234B7551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1.5cm" svg:x="11.5cm" svg:y="0.5cm">
          <draw:text-box>
            <text:p text:style-name="P6"><text:span text:style-name="T1">YOLOv5 </text:span><text:span text:style-name="T1">사람 객체탐지</text:span></text:p>
          </draw:text-box>
        </draw:frame>
        <presentation:notes draw:style-name="dp1">
          <draw:page-thumbnail draw:style-name="gr1" draw:layer="layout" svg:width="19.797cm" svg:height="11.136cm" svg:x="0.601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1T0">
        <office:forms form:automatic-focus="false" form:apply-design-mode="false"/>
        <draw:frame draw:style-name="gr3" draw:text-style-name="P4" draw:layer="layout" svg:width="12cm" svg:height="11.678cm" svg:x="1cm" svg:y="3cm">
          <draw:image xlink:href="Pictures/1000000100000283000002057848924FE35F823E.png" xlink:type="simple" xlink:show="embed" xlink:actuate="onLoad" draw:mime-type="image/png">
            <text:p/>
          </draw:image>
        </draw:frame>
        <draw:frame draw:style-name="gr3" draw:text-style-name="P4" draw:layer="layout" svg:width="13.012cm" svg:height="11.678cm" svg:x="14cm" svg:y="3cm">
          <draw:image xlink:href="Pictures/100000010000028300000205D650A4E2D7D6A732.png" xlink:type="simple" xlink:show="embed" xlink:actuate="onLoad" draw:mime-type="image/png">
            <text:p/>
          </draw:image>
        </draw:frame>
        <draw:frame draw:style-name="gr5" draw:text-style-name="P7" draw:layer="layout" svg:width="6.5cm" svg:height="1.5cm" svg:x="11.5cm" svg:y="1cm">
          <draw:text-box>
            <text:p text:style-name="P6"><text:span text:style-name="T1">상의 </text:span><text:span text:style-name="T1">Crop</text:span></text:p>
          </draw:text-box>
        </draw:frame>
        <presentation:notes draw:style-name="dp1">
          <draw:page-thumbnail draw:style-name="gr1" draw:layer="layout" svg:width="19.797cm" svg:height="11.136cm" svg:x="0.601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1T0">
        <office:forms form:automatic-focus="false" form:apply-design-mode="false"/>
        <draw:frame draw:style-name="standard" draw:layer="layout" svg:width="17.012cm" svg:height="13.678cm" svg:x="5.488cm" svg:y="0.322cm">
          <draw:plugin xlink:href="../sample%20video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draw:page-thumbnail draw:style-name="gr1" draw:layer="layout" svg:width="19.797cm" svg:height="11.136cm" svg:x="0.601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1T0">
        <office:forms form:automatic-focus="false" form:apply-design-mode="false"/>
        <presentation:notes draw:style-name="dp1">
          <draw:page-thumbnail draw:style-name="gr1" draw:layer="layout" svg:width="19.797cm" svg:height="11.136cm" svg:x="0.601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1T0">
        <office:forms form:automatic-focus="false" form:apply-design-mode="false"/>
        <presentation:notes draw:style-name="dp1">
          <draw:page-thumbnail draw:style-name="gr1" draw:layer="layout" svg:width="19.797cm" svg:height="11.136cm" svg:x="0.601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1T0">
        <office:forms form:automatic-focus="false" form:apply-design-mode="false"/>
        <presentation:notes draw:style-name="dp1">
          <draw:page-thumbnail draw:style-name="gr1" draw:layer="layout" svg:width="19.797cm" svg:height="11.136cm" svg:x="0.601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ight_20_Bar_20_White" presentation:presentation-page-layout-name="AL1T0">
        <office:forms form:automatic-focus="false" form:apply-design-mode="false"/>
        <presentation:notes draw:style-name="dp1">
          <draw:page-thumbnail draw:style-name="gr1" draw:layer="layout" svg:width="19.797cm" svg:height="11.136cm" svg:x="0.601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layer="backgroundobjects" svg:width="25.196cm" svg:height="9.584cm" svg:x="1.399cm" svg:y="4.825cm" presentation:class="outline" presentation:placeholder="true" presentation:user-transformed="true">
        <draw:text-box/>
      </draw:frame>
      <draw:frame draw:style-name="Mgr3" draw:text-style-name="MP7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58:35.256356606</meta:creation-date>
    <dc:date>2024-09-27T15:28:38.887656776</dc:date>
    <meta:editing-duration>PT9M13S</meta:editing-duration>
    <meta:editing-cycles>1</meta:editing-cycles>
    <meta:document-statistic meta:object-count="69"/>
    <meta:generator>LibreOffice/7.3.7.2$Linux_X86_64 LibreOffice_project/30$Build-2</meta:generator>
  </office:meta>
</office:document-meta>
</file>